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C866112B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666666" fo:min-height="0.74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68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14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3.494cm" svg:height="4.129cm" svg:x="1.062cm" svg:y="14.0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124cm" svg:height="0.992cm" draw:transform="rotate (1.5707963267949) translate (0.1cm 18.152cm)">
            <draw:text-box>
              <text:p text:style-name="P1"><text:span text:style-name="T1">Test Engine</text:span></text:p>
            </draw:text-box>
          </draw:frame>
        </draw:g>
        <draw:g>
          <draw:custom-shape draw:style-name="gr1" draw:text-style-name="P1" draw:layer="layout" svg:width="23.494cm" svg:height="4.588cm" svg:x="1.128cm" svg:y="9.01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582cm" svg:height="0.992cm" draw:transform="rotate (1.5707963267949) translate (0.166cm 13.594cm)">
            <draw:text-box>
              <text:p text:style-name="P1"><text:span text:style-name="T1">I/O Interfaces</text:span></text:p>
            </draw:text-box>
          </draw:frame>
        </draw:g>
        <draw:g>
          <draw:custom-shape draw:style-name="gr1" draw:text-style-name="P1" draw:layer="layout" svg:width="23.581cm" svg:height="8.546cm" svg:x="1.095cm" svg:y="0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539cm" svg:height="0.992cm" draw:transform="rotate (1.5707963267949) translate (0.1cm 8.643cm)">
            <draw:text-box>
              <text:p text:style-name="P1"><text:span text:style-name="T1">System Under Test</text:span></text:p>
            </draw:text-box>
          </draw:frame>
        </draw:g>
        <draw:custom-shape draw:style-name="gr3" draw:text-style-name="P1" draw:layer="layout" svg:width="8.632cm" svg:height="7.01cm" svg:x="15.183cm" svg:y="0.795cm">
          <text:p text:style-name="P1">EWDdisplay</text:p>
          <text:p text:style-name="P1">Application Under Te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211cm" svg:height="7.11cm" svg:x="1.889cm" svg:y="0.794cm">
          <text:p text:style-name="P1">Xvnc</text:p>
          <text:p text:style-name="P1">Virtual Display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517cm" svg:height="3.505cm" svg:x="2.287cm" svg:y="3.638cm">
          <draw:image xlink:href="Pictures/1000000000000258000000C866112B9B.png" xlink:type="simple" xlink:show="embed" xlink:actuate="onLoad">
            <text:p/>
          </draw:image>
        </draw:frame>
        <draw:custom-shape draw:style-name="gr5" draw:text-style-name="P1" draw:layer="layout" svg:width="2.712cm" svg:height="1.885cm" svg:x="12.902cm" svg:y="3.3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185cm" svg:height="3.242cm" svg:x="3.879cm" svg:y="9.664cm">
          <text:p text:style-name="P1">TestFarm</text:p>
          <text:p text:style-name="P1">Virtual Us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82cm" svg:height="2.844cm" svg:x="3.824cm" svg:y="14.794cm">
          <text:p text:style-name="P1">TestFarm</text:p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73cm" svg:height="2.416cm" svg:x="9.933cm" svg:y="15.094cm">
          <text:p text:style-name="P1">Test Scrip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51cm" svg:height="0.818cm" svg:x="13.147cm" svg:y="3.954cm">
          <draw:text-box>
            <text:p text:style-name="P3"><text:span text:style-name="T2">Xwindow</text:span></text:p>
          </draw:text-box>
        </draw:frame>
        <draw:custom-shape draw:style-name="gr5" draw:text-style-name="P1" draw:layer="layout" svg:width="1.5cm" svg:height="2.4cm" svg:x="6.274cm" svg:y="7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1.474cm" svg:height="0.818cm" draw:transform="rotate (1.5707963267949) translate (6.709cm 9.383cm)">
          <draw:text-box>
            <text:p text:style-name="P3"><text:span text:style-name="T2">VNC</text:span></text:p>
          </draw:text-box>
        </draw:frame>
        <draw:line draw:style-name="gr7" draw:text-style-name="P1" draw:layer="layout" svg:x1="8.783cm" svg:y1="12.874cm" svg:x2="11.301cm" svg:y2="15.225cm">
          <text:p/>
        </draw:line>
        <draw:custom-shape draw:style-name="gr3" draw:text-style-name="P1" draw:layer="layout" svg:width="6.185cm" svg:height="2.487cm" svg:x="15.853cm" svg:y="10.365cm">
          <text:p text:style-name="P1">UDP</text:p>
          <text:p text:style-name="P1">Clien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238cm" svg:y1="15.427cm" svg:x2="17.511cm" svg:y2="12.792cm">
          <text:p/>
        </draw:line>
        <draw:frame draw:style-name="gr9" draw:text-style-name="P3" draw:layer="layout" svg:width="4.255cm" svg:height="0.729cm" svg:x="18.93cm" svg:y="9.301cm">
          <draw:text-box>
            <text:p text:style-name="P3"><text:span text:style-name="T2">Setup commands</text:span></text:p>
          </draw:text-box>
        </draw:frame>
        <draw:line draw:style-name="gr8" draw:text-style-name="P1" draw:layer="layout" svg:x1="18.957cm" svg:y1="10.337cm" svg:x2="18.957cm" svg:y2="7.664cm">
          <text:p/>
        </draw:line>
        <draw:custom-shape draw:style-name="gr3" draw:text-style-name="P1" draw:layer="layout" svg:width="4.935cm" svg:height="2.688cm" svg:x="9.276cm" svg:y="9.967cm">
          <text:p text:style-name="P1">Tesseract</text:p>
          <text:p text:style-name="P1">OCR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4.8cm" fo:page-height="1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Sylvain Giroudon</meta:initial-creator>
    <meta:creation-date>2009-10-13T10:37:39</meta:creation-date>
    <dc:date>2015-08-27T18:02:50.015753713</dc:date>
    <meta:editing-cycles>33</meta:editing-cycles>
    <meta:editing-duration>PT1H47M47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